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" style:parent-style-name="Paragraphedeliste" style:list-style-name="LFO1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5" style:parent-style-name="Paragraphedeliste" style:list-style-name="LFO1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6" style:parent-style-name="Paragraphedeliste" style:list-style-name="LFO1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7" style:parent-style-name="Paragraphedeliste" style:list-style-name="LFO1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8" style:parent-style-name="Normal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text-properties style:font-name="Arial" style:font-name-asian="Arial" style:font-name-complex="Arial"/>
    </style:style>
    <style:style style:name="P11" style:parent-style-name="Normal" style:family="paragraph">
      <style:text-properties style:font-name="Arial" style:font-name-asian="Arial" style:font-name-complex="Arial"/>
    </style:style>
    <style:style style:name="P12" style:parent-style-name="Normal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margin-bottom="0.1666in" fo:background-color="#FFFFFF">
        <style:background-fill draw:fill="solid" draw:fill-color="#FFFFFF"/>
      </style:paragraph-properties>
    </style:style>
    <style:style style:name="T14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P15" style:parent-style-name="Normal" style:family="paragraph">
      <style:paragraph-properties fo:line-height="100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16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17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18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19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0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1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2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3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4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5" style:parent-style-name="Normal" style:family="paragraph">
      <style:paragraph-properties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6" style:parent-style-name="Normal" style:family="paragraph">
      <style:paragraph-properties fo:break-before="page"/>
    </style:style>
    <style:style style:name="P27" style:parent-style-name="Normal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29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0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1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2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3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4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5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36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T37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T38" style:parent-style-name="Policepardéfaut" style:family="text">
      <style:text-properties style:font-name="Segoe UI" style:font-name-asian="Segoe UI" style:font-name-complex="Segoe UI" fo:font-size="11pt" style:font-size-asian="11pt" style:font-size-complex="11pt"/>
    </style:style>
    <style:style style:name="P39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40" style:parent-style-name="Normal" style:family="paragraph">
      <style:paragraph-properties fo:line-height="115%" fo:background-color="#FFFFFF">
        <style:background-fill draw:fill="solid" draw:fill-color="#FFFFFF"/>
      </style:paragraph-properties>
      <style:text-properties style:font-name="Segoe UI" style:font-name-asian="Segoe UI" style:font-name-complex="Segoe UI" fo:color="#1D2125" fo:font-size="11pt" style:font-size-asian="11pt" style:font-size-complex="11pt"/>
    </style:style>
    <style:style style:name="P41" style:parent-style-name="Normal" style:family="paragraph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P42" style:parent-style-name="Normal" style:family="paragraph">
      <style:paragraph-properties fo:line-height="115%" fo:background-color="#FFFFFF">
        <style:background-fill draw:fill="solid" draw:fill-color="#FFFFFF"/>
      </style:paragraph-properties>
    </style:style>
    <style:style style:name="T43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  <style:style style:name="T44" style:parent-style-name="Policepardéfaut" style:family="text">
      <style:text-properties style:font-name="Segoe UI" style:font-name-asian="Segoe UI" style:font-name-complex="Segoe UI" fo:color="#1D2125" fo:font-size="11pt" style:font-size-asian="11pt" style:font-size-complex="11pt"/>
    </style:style>
  </office:automatic-styles>
  <office:body>
    <office:text text:use-soft-page-breaks="true">
      <text:p text:style-name="P1">Rapport DM génie logiciel<text:s/></text:p>
      <text:p text:style-name="P2">Recette Culinaire</text:p>
      <text:p text:style-name="P3"/>
      <text:list text:style-name="LFO1" text:continue-numbering="true">
        <text:list-item>
          <text:p text:style-name="P4">Présenter le contexte</text:p>
        </text:list-item>
        <text:list-item>
          <text:p text:style-name="P5">Présenter le sujet donné (en général)</text:p>
        </text:list-item>
        <text:list-item>
          <text:p text:style-name="P6">Présenter le sujet selon notre point de vue</text:p>
        </text:list-item>
        <text:list-item>
          <text:p text:style-name="P7">Démarche pour l’aboutissement du DM</text:p>
        </text:list-item>
      </text:list>
      <text:p text:style-name="P8"/>
      <text:p text:style-name="P9">Présentation du contexte.</text:p>
      <text:p text:style-name="P10">En cours de génie logiciel<text:s/>en<text:s/>3ème année de licence informatique<text:s/>nous avons été chargez<text:s/>de faire toute la conception et<text:s/>le<text:s/>développement<text:s/>d’un<text:s/>projet<text:s/>en groupe.</text:p>
      <text:p text:style-name="P11"/>
      <text:p text:style-name="P12">Présentation<text:s/>du sujet donné (en général).</text:p>
      <text:p text:style-name="P13"><text:span text:style-name="T14">Description générale : Développez un programme permettant à des utilisateurs de gérer et partager des recettes culinaires. Chaque utilisateur peut ajouter des recettes, consulter celles d’autres utilisateurs, et noter les recettes après les avoir essayées.</text:span></text:p>
      <text:p text:style-name="P15"/>
      <text:p text:style-name="P16">Spécifications fonctionnelles :<text:s/></text:p>
      <text:p text:style-name="P17">a) Les utilisateurs doivent pouvoir :</text:p>
      <text:p text:style-name="P18">Ajouter une recette en précisant le titre, les ingrédients, les étapes de préparation, et le temps nécessaire.</text:p>
      <text:p text:style-name="P19">Rechercher des recettes par ingrédient ou par type de plat (entrée, plat principal, dessert).</text:p>
      <text:p text:style-name="P20">Noter une recette sur une échelle de 1 à 5 étoiles et laisser un commentaire après l'avoir essayée.</text:p>
      <text:p text:style-name="P21">Consulter les recettes les mieux notées et les plus populaires.</text:p>
      <text:p text:style-name="P22"/>
      <text:p text:style-name="P23">b) Le programme doit permettre :</text:p>
      <text:p text:style-name="P24">D’afficher une moyenne des notes attribuées à chaque recette.</text:p>
      <text:p text:style-name="P25">Aux utilisateurs de consulter et d’imprimer une recette complète.</text:p>
      <text:p text:style-name="P26"/>
      <text:p text:style-name="P27">Présentation du sujet selon notre point de vue.</text:p>
      <text:p text:style-name="P28">Nous avons<text:s/>été<text:s/>charger de la conception ainsi que le<text:s/>développement<text:s/>d’un programme<text:s/>s’occupant de recettes<text:s/>et d’utilisateur.</text:p>
      <text:p text:style-name="P29"/>
      <text:p text:style-name="P30">Le<text:s/>site<text:s/>Marmiton a été utiliser en<text:s/>ressource, pour avoir un exemple d’un projet similaire<text:s/>déjà en fonction.</text:p>
      <text:p text:style-name="P31">Le but est<text:s/>d’avoir une application de partage de recettes.</text:p>
      <text:p text:style-name="P32">Une recette est liste d’ingrédient, une suite d’étapes<text:s/>et une durée nécessaire pour la recette.</text:p>
      <text:p text:style-name="P33">Une recette à une affiche sa<text:s/>note moyenne correspondant aux notes des commentaires des utilisateur ayant essayé la recette.</text:p>
      <text:p text:style-name="P34">Les utilisateurs peuvent rechercher des recettes par leurs notes, leurs popularités ou par nom.</text:p>
      <text:p text:style-name="P35">Chaque utilisateur peut sauvegarder les recettes dans ses favories.</text:p>
      <text:p text:style-name="P36"><text:span text:style-name="T37">Chaque utilisateur peut créer et partager ses propres recettes<text:s/></text:span><text:span text:style-name="T38">pour les autres utilisateurs.</text:span></text:p>
      <text:p text:style-name="P39">Chaque recette peut être imprimer dans son entièreté :<text:s/>liste des ingrédients, étapes et durée.</text:p>
      <text:p text:style-name="P40">Des administrateurs peuvent gérer le compte des utilisateurs.</text:p>
      <text:p text:style-name="Normal"/>
      <text:p text:style-name="P41">Démarche pour l’aboutissement du DM.</text:p>
      <text:p text:style-name="P42"><text:span text:style-name="T43">Ayant découvert le sujet</text:span><text:span text:style-name="T44"><text:s/>et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umana Rocka</meta:initial-creator>
    <dc:creator>Utilisateur invité</dc:creator>
    <meta:creation-date>2024-12-08T04:16:00Z</meta:creation-date>
    <dc:date>2024-12-08T04:16:00Z</dc:date>
    <meta:template xlink:href="Normal.dotm" xlink:type="simple"/>
    <meta:editing-cycles>1</meta:editing-cycles>
    <meta:editing-duration>PT0S</meta:editing-duration>
    <meta:document-statistic meta:page-count="1" meta:paragraph-count="4" meta:word-count="356" meta:character-count="2314" meta:row-count="16" meta:non-whitespace-character-count="1962"/>
  </office:meta>
</office:document-meta>
</file>